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his code is a simple game server that uses FastAPI and Redis to manage the state of an online conflict resolution scenario. It allows players to interact with the NPC character by sending a response to a prompt, and then generates a new prompt for the player based on their previous response. The game also tracks the player's trust level with the NPC over time.</text:p>
      <text:p text:style-name="Preformatted_20_Text"/>
      <text:p text:style-name="Preformatted_20_Text">Here are some potential improvements that could be made:</text:p>
      <text:p text:style-name="Preformatted_20_Text"/>
      <text:p text:style-name="Preformatted_20_Text">1. **Error handling**: There is currently no error handling in place for any of the API endpoints, which means that if an error occurs during processing, it will simply return a 500 Internal Server Error to the client. It would be better to provide more specific and helpful error messages to users in cases where they have made a mistake or have encountered an unexpected issue.</text:p>
      <text:p text:style-name="Preformatted_20_Text">2. **Validation**: There is currently no validation being performed on the data that is passed to the API endpoints, which means that if invalid data is sent, it will simply be stored in the database without any checks. It would be better to perform validation on this data to ensure that it meets certain criteria before allowing it to be saved.</text:p>
      <text:p text:style-name="Preformatted_20_Text">3. **Session management**: The current code does not handle session expiration or user logout very well. If a user closes their browser, for example, they will still be able to rejoin the game by simply restarting their browser and reloading the page. It would be better to have some sort of session management system in place to handle this more gracefully.</text:p>
      <text:p text:style-name="Preformatted_20_Text">4. **Security**: The current code does not perform any security checks on the data that is passed to the API endpoints, which means that if a malicious user were to send invalid or malicious data, it could be used to exploit vulnerabilities in the system. It would be better to have some sort of security validation in place to ensure that only valid and expected data is being sent to the server.</text:p>
      <text:p text:style-name="Preformatted_20_Text">5. **Performance**: The current code uses both Redis and MongoDB as database systems, which can lead to slower performance than using a single database solution such as PostgreSQL or MySQL. It would be better to use a single database system for all of the game's data.</text:p>
      <text:p text:style-name="Preformatted_20_Text">6. **Caching**: The current code does not cache any data, which means that every time the player interacts with the NPC character, it will need to retrieve the data from the database and generate a new prompt. It would be better to use caching to store frequently accessed data in memory for faster access.</text:p>
      <text:p text:style-name="P1">7. **User interface**: The current code does not have any user interface elements such as buttons or menus that allow players to interact with the game. It would be better to add some sort of user interface to make the game more engaging and interactiv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7T08:01:07.346749004</meta:creation-date>
    <dc:date>2025-03-17T08:03:29.016647408</dc:date>
    <meta:editing-duration>PT2M22S</meta:editing-duration>
    <meta:editing-cycles>1</meta:editing-cycles>
    <meta:document-statistic meta:table-count="0" meta:image-count="0" meta:object-count="0" meta:page-count="1" meta:paragraph-count="9" meta:word-count="479" meta:character-count="2727" meta:non-whitespace-character-count="2257"/>
    <meta:generator>LibreOffice/24.2.7.2$Linux_X86_64 LibreOffice_project/420$Build-2</meta:generator>
  </office:meta>
</office:document-meta>
</file>